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BM Plex Mono" svg:font-family="'IBM Plex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BM Plex Mono1" svg:font-family="'IBM Plex Mono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.7556in" fo:margin-top="0in" fo:margin-bottom="0in" table:align="center"/>
    </style:style>
    <style:style style:name="Table1.A" style:family="table-column">
      <style:table-column-properties style:column-width="1.377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Heading_20_1" style:master-page-name="Standard">
      <style:paragraph-properties style:page-number="1"/>
      <style:text-properties style:font-name="IBM Plex Mono" style:font-name-asian="IBM Plex Mono1" style:font-name-complex="IBM Plex Mono1"/>
    </style:style>
    <style:style style:name="P6" style:family="paragraph" style:parent-style-name="Heading_20_2">
      <style:text-properties fo:font-weight="bold" style:font-weight-asian="bold"/>
    </style:style>
    <style:style style:name="P7" style:family="paragraph" style:parent-style-name="Standard">
      <style:text-properties fo:font-size="10.5pt" style:font-size-asian="10.5pt" style:font-size-complex="10.5pt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1in" fo:margin-right="0in" fo:text-indent="-0.25in" style:auto-text-indent="false"/>
    </style:style>
    <style:style style:name="P13" style:family="paragraph" style:parent-style-name="Standard" style:list-style-name="WWNum2">
      <style:paragraph-properties fo:margin-left="1.5in" fo:margin-right="0in" fo:text-indent="-0.2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94dbe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style="italic" fo:font-weight="bold" style:font-size-asian="10.5pt" style:font-style-asian="italic" style:font-weight-asian="bold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cnpp6fyyvuq6"/>Projekt 1 - Temat projektu, punktacja</text:p>
      <text:p text:style-name="Standard">Dany jest szyfr, który zamienia samogłoski według podanego klucza: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Litera</text:p>
          </table:table-cell>
          <table:table-cell table:style-name="Table1.A1" office:value-type="string">
            <text:p text:style-name="P3">Zamiana na</text:p>
          </table:table-cell>
        </table:table-row>
        <table:table-row table:style-name="Table1.1">
          <table:table-cell table:style-name="Table1.A1" office:value-type="string">
            <text:p text:style-name="P3">a</text:p>
          </table:table-cell>
          <table:table-cell table:style-name="Table1.A1" office:value-type="string">
            <text:p text:style-name="P3">y</text:p>
          </table:table-cell>
        </table:table-row>
        <table:table-row table:style-name="Table1.1">
          <table:table-cell table:style-name="Table1.A1" office:value-type="string">
            <text:p text:style-name="P3">e</text:p>
          </table:table-cell>
          <table:table-cell table:style-name="Table1.A1" office:value-type="string">
            <text:p text:style-name="P3">i</text:p>
          </table:table-cell>
        </table:table-row>
        <table:table-row table:style-name="Table1.1">
          <table:table-cell table:style-name="Table1.A1" office:value-type="string">
            <text:p text:style-name="P3">i</text:p>
          </table:table-cell>
          <table:table-cell table:style-name="Table1.A1" office:value-type="string">
            <text:p text:style-name="P3">o</text:p>
          </table:table-cell>
        </table:table-row>
        <table:table-row table:style-name="Table1.1">
          <table:table-cell table:style-name="Table1.A1" office:value-type="string">
            <text:p text:style-name="P3">o</text:p>
          </table:table-cell>
          <table:table-cell table:style-name="Table1.A1" office:value-type="string">
            <text:p text:style-name="P3">a</text:p>
          </table:table-cell>
        </table:table-row>
        <table:table-row table:style-name="Table1.1">
          <table:table-cell table:style-name="Table1.A1" office:value-type="string">
            <text:p text:style-name="P3">y</text:p>
          </table:table-cell>
          <table:table-cell table:style-name="Table1.A1" office:value-type="string">
            <text:p text:style-name="P3">e</text:p>
          </table:table-cell>
        </table:table-row>
      </table:table>
      <text:p text:style-name="Standard"/>
      <text:p text:style-name="Standard">Czyli wszystkie ‘a’ zamienia na ‘y’ itd. Np. tekst:</text:p>
      <text:p text:style-name="Standard"/>
      <text:p text:style-name="P4">to jest moj tekst</text:p>
      <text:p text:style-name="Standard"/>
      <text:p text:style-name="Standard">po przepuszczeniu przez szyfr wyglądać będzie następująco:</text:p>
      <text:p text:style-name="Standard"/>
      <text:p text:style-name="P4">ta jist maj tikst</text:p>
      <text:p text:style-name="Standard"/>
      <text:p text:style-name="Standard"/>
      <text:p text:style-name="Standard">Napisz:</text:p>
      <text:list xml:id="list2505735012" text:style-name="WWNum2">
        <text:list-item>
          <text:p text:style-name="P8"><text:span text:style-name="T1">moduł </text:span>zawierający co najmniej dwie funkcje służące do szyfrowania i deszyfrowania tekstu,</text:p>
        </text:list-item>
        <text:list-item>
          <text:p text:style-name="P8"><text:span text:style-name="T1">program</text:span>, który:</text:p>
          <text:list>
            <text:list-item>
              <text:p text:style-name="P12">pyta użytkownika o typ operacji do wykonania (szyfrowanie, deszyfrowanie, wyjscie),</text:p>
            </text:list-item>
            <text:list-item>
              <text:p text:style-name="P12">jeśli użytkownik wpisał <text:span text:style-name="T3">wyjscie </text:span>wykonywanie programu zostaje przerwane, w przeciwnym wypadku program:</text:p>
              <text:list>
                <text:list-item>
                  <text:p text:style-name="P13">wczytuje napis od użytkownika,</text:p>
                </text:list-item>
                <text:list-item>
                  <text:p text:style-name="P13">wyświetla napis po zaszyfrowaniu/odszyfrowaniu,</text:p>
                </text:list-item>
                <text:list-item>
                  <text:p text:style-name="P13">wraca do punktu a.</text:p>
                </text:list-item>
              </text:list>
            </text:list-item>
          </text:list>
        </text:list-item>
      </text:list>
      <text:p text:style-name="Standard"/>
      <text:p text:style-name="Heading_20_2"><text:bookmark text:name="_xsy3c3ky3pa9"/>Przykład działania</text:p>
      <text:p text:style-name="Standard"><text:span text:style-name="T4">Wybierz operacje (szyfrowanie, deszyfrowanie, wyjscie): </text:span><text:span text:style-name="T5">szyfrowanie</text:span></text:p>
      <text:p text:style-name="Standard"><text:span text:style-name="T4">Podaj tekst: </text:span><text:span text:style-name="T5">to jest moj tekst</text:span></text:p>
      <text:p text:style-name="P7">Wynik: ta jist maj tikst</text:p>
      <text:p text:style-name="Standard"><text:span text:style-name="T4">Wybierz operacje (szyfrowanie, deszyfrowanie, wyjscie): </text:span><text:span text:style-name="T5">deszyfrowanie</text:span></text:p>
      <text:p text:style-name="Standard"><text:span text:style-name="T4">Podaj tekst: </text:span><text:span text:style-name="T5">ta jist maj tikst</text:span></text:p>
      <text:p text:style-name="P7">Wynik: to jest moj tekst</text:p>
      <text:p text:style-name="Standard"><text:span text:style-name="T4">Wybierz operacje (szyfrowanie, deszyfrowanie, wyjscie): </text:span><text:span text:style-name="T5">szyfrowanie</text:span></text:p>
      <text:p text:style-name="Standard"><text:soft-page-break/><text:span text:style-name="T4">Podaj tekst: </text:span><text:span text:style-name="T5">to jest moj tekst</text:span></text:p>
      <text:p text:style-name="P7">Wynik: ta jist maj tikst</text:p>
      <text:p text:style-name="Standard"><text:span text:style-name="T4">Wybierz operacje (szyfrowanie, deszyfrowanie, wyjscie): </text:span><text:span text:style-name="T5">zamknij</text:span></text:p>
      <text:p text:style-name="P7">Bledna operacja!</text:p>
      <text:p text:style-name="Standard"><text:span text:style-name="T4">Wybierz operacje (szyfrowanie, deszyfrowanie, wyjscie): </text:span><text:span text:style-name="T5">wyjscie</text:span></text:p>
      <text:p text:style-name="Standard"/>
      <text:p text:style-name="P6"><text:bookmark text:name="_nsq12929oqwo"/>Punktacja</text:p>
      <text:p text:style-name="Standard">Obowiązująca punktacja (w nawiasach podano możliwe do zdobycia liczby punktów):</text:p>
      <text:list xml:id="list293272999" text:style-name="WWNum3">
        <text:list-item>
          <text:p text:style-name="P9">(0pkt albo 3pkt) projekt powinien być oddany w formie archiwum zip o nazwie w formacie <text:span text:style-name="T1">&lt;imie&gt;-&lt;nazwisko&gt;-&lt;nr_indeksu&gt;.zip</text:span>. W archiwum powinien znajdować się katalog o nazwie w formacie <text:span text:style-name="T1">&lt;imie&gt;-&lt;nazwisko&gt;-&lt;nr_indeksu&gt;</text:span>, a w nim <text:span text:style-name="T1">pliki związane z projektem i żadne inne</text:span>. Pliki związane z projektem to pliki z kodem źródłowym (.py), plik requirements.txt (opcjonalnie) oraz Readme.md (opcjonalnie). Plik, który powinien być uruchomiony przez użytkownika musi nazywać się <text:span text:style-name="T1">main.py</text:span>.</text:p>
        </text:list-item>
      </text:list>
      <text:p text:style-name="P2"><text:s text:c="6"/>Przykładowa struktura oddawanego projektu:</text:p>
      <text:p text:style-name="P2"><text:s text:c="6"/>Jan-Kowalski-132111.zip</text:p>
      <text:p text:style-name="P2"><text:s text:c="6"/>`--Jan-Kowalski-132111</text:p>
      <text:p text:style-name="P2"><text:s text:c="9"/>+-- requirements.txt</text:p>
      <text:p text:style-name="P2"><text:s text:c="9"/>+-- main.py</text:p>
      <text:p text:style-name="P2"><text:s text:c="9"/>`-- encrypt.py</text:p>
      <text:list xml:id="list2497614583" text:style-name="WWNum1">
        <text:list-item>
          <text:p text:style-name="P10">(0pkt albo 2pkt) projekt składa się ze skryptu main.py i modułu z funkcjami szyfrującymi/deszyfrującymi,</text:p>
        </text:list-item>
        <text:list-item>
          <text:p text:style-name="P10">(0pkt albo 5pkt) kod źródłowy jest zgodny z dokumentem PEP8 - sprawdzane za pomocą programu <text:span text:style-name="T2">flake8</text:span>,</text:p>
        </text:list-item>
        <text:list-item>
          <text:p text:style-name="P10">(0pkt albo 1pkt) program kończy działanie po wybraniu polecenia <text:span text:style-name="T3">wyjscie</text:span>,</text:p>
        </text:list-item>
        <text:list-item>
          <text:p text:style-name="P10">(0pkt albo 1pkt) po wprowadzeniu nieznanej operacji program wyświetla komunikat “Bledna operacja!” i ponawia pytanie,</text:p>
        </text:list-item>
        <text:list-item>
          <text:p text:style-name="P10">(0pkt albo 1pkt) program poprawnie szyfruje dowolne napisy,</text:p>
        </text:list-item>
        <text:list-item>
          <text:p text:style-name="P10">(0pkt albo 1pkt) program poprawnie deszyfruje dowolne napisy,</text:p>
        </text:list-item>
        <text:list-item>
          <text:p text:style-name="P11">(0pkt albo 1pkt) do rozwiązania zadania został wykorzystany słownik - dict (za brak słownika nie ma punktu).</text:p>
        </text:list-item>
      </text:list>
      <text:p text:style-name="Standard"><text:s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BM Plex Mono" svg:font-family="'IBM Plex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BM Plex Mono1" svg:font-family="'IBM Plex Mono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IBM Plex Mono" fo:font-size="11pt" fo:language="pl" fo:country="none" style:letter-kerning="false" style:font-name-asian="IBM Plex Mono1" style:font-size-asian="11pt" style:language-asian="zh" style:country-asian="CN" style:font-name-complex="IBM Plex Mon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IBM Plex Mono" fo:font-size="11pt" fo:language="pl" fo:country="none" style:letter-kerning="false" style:font-name-asian="IBM Plex Mono1" style:font-size-asian="11pt" style:language-asian="zh" style:country-asian="CN" style:font-name-complex="IBM Plex Mon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style:font-name="IBM Plex Mono" fo:font-family="'IBM Plex Mono'" style:font-family-generic="roman" style:font-pitch="variable" fo:font-size="20pt" style:font-name-asian="IBM Plex Mono1" style:font-family-asian="'IBM Plex Mono'" style:font-family-generic-asian="system" style:font-pitch-asian="variable" style:font-size-asian="20pt" style:font-name-complex="IBM Plex Mono1" style:font-family-complex="'IBM Plex Mono'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13T01:43:52.162692342</dc:date>
    <meta:editing-duration>PT23S</meta:editing-duration>
    <meta:editing-cycles>1</meta:editing-cycles>
    <meta:document-statistic meta:table-count="1" meta:image-count="0" meta:object-count="0" meta:page-count="2" meta:paragraph-count="57" meta:word-count="360" meta:character-count="2566" meta:non-whitespace-character-count="2232"/>
  </office:meta>
</office:document-meta>
</file>